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e86" officeooo:paragraph-rsid="0005ae86"/>
    </style:style>
    <style:style style:name="P2" style:family="paragraph" style:parent-style-name="Standard">
      <style:text-properties officeooo:paragraph-rsid="0005ae86"/>
    </style:style>
    <style:style style:name="T1" style:family="text">
      <style:text-properties officeooo:rsid="0005ae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Mr Capitaine , voici donc le lien vers notre site ainsi que votre identifiant et votre mot de passe. </text:p>
      <text:p text:style-name="P1">Bonne découverte a vous</text:p>
      <text:p text:style-name="P1"/>
      <text:p text:style-name="P1">Lien du site : <text:a xlink:type="simple" xlink:href="https://sae-esport.jrcandev.netlib.re/" text:style-name="Internet_20_link" text:visited-style-name="Visited_20_Internet_20_Link">https://sae-esport.jrcandev.netlib.re/</text:a></text:p>
      <text:p text:style-name="P1"/>
      <text:p text:style-name="P2"><text:span text:style-name="T1">Nom d’utilisateur : m.capitaine</text:span></text:p>
      <text:p text:style-name="P2"><text:span text:style-name="T1">Mot de passe : saeesportr6</text:span></text:p>
      <text:p text:style-name="P1"/>
      <text:p text:style-name="P1">Cordialement. </text:p>
      <text:p text:style-name="P1">Groupe 10 saé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20:05:03.216000000</meta:creation-date>
    <dc:date>2024-01-18T20:31:10.339000000</dc:date>
    <meta:editing-duration>PT26M8S</meta:editing-duration>
    <meta:editing-cycles>1</meta:editing-cycles>
    <meta:document-statistic meta:table-count="0" meta:image-count="0" meta:object-count="0" meta:page-count="1" meta:paragraph-count="7" meta:word-count="42" meta:character-count="269" meta:non-whitespace-character-count="232"/>
    <meta:generator>LibreOffice/7.6.0.3$Windows_X86_64 LibreOffice_project/69edd8b8ebc41d00b4de3915dc82f8f0fc3b6265</meta:generator>
  </office:meta>
</office:document-meta>
</file>